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ba7" officeooo:paragraph-rsid="00097ba7"/>
    </style:style>
    <style:style style:name="P2" style:family="paragraph" style:parent-style-name="Standard">
      <style:text-properties officeooo:rsid="000ae034" officeooo:paragraph-rsid="000ae034"/>
    </style:style>
    <style:style style:name="P3" style:family="paragraph" style:parent-style-name="Standard">
      <style:text-properties officeooo:rsid="000bda8d" officeooo:paragraph-rsid="000bda8d"/>
    </style:style>
    <style:style style:name="P4" style:family="paragraph" style:parent-style-name="Standard" style:list-style-name="L3">
      <style:text-properties officeooo:rsid="000bda8d" officeooo:paragraph-rsid="000bda8d"/>
    </style:style>
    <style:style style:name="P5" style:family="paragraph" style:parent-style-name="Standard" style:list-style-name="L4">
      <style:text-properties officeooo:rsid="000bda8d" officeooo:paragraph-rsid="000bda8d"/>
    </style:style>
    <style:style style:name="P6" style:family="paragraph" style:parent-style-name="Standard">
      <style:text-properties officeooo:paragraph-rsid="000bda8d"/>
    </style:style>
    <style:style style:name="P7" style:family="paragraph" style:parent-style-name="Standard" style:list-style-name="L3">
      <style:text-properties officeooo:paragraph-rsid="000bda8d"/>
    </style:style>
    <style:style style:name="P8" style:family="paragraph" style:parent-style-name="Standard">
      <style:text-properties officeooo:rsid="000cf732" officeooo:paragraph-rsid="000cf732"/>
    </style:style>
    <style:style style:name="P9" style:family="paragraph" style:parent-style-name="Standard" style:list-style-name="L5">
      <style:text-properties officeooo:rsid="000cf732" officeooo:paragraph-rsid="000cf732"/>
    </style:style>
    <style:style style:name="P10" style:family="paragraph" style:parent-style-name="Standard" style:list-style-name="L6">
      <style:text-properties officeooo:rsid="000cf732" officeooo:paragraph-rsid="000cf732"/>
    </style:style>
    <style:style style:name="P11" style:family="paragraph" style:parent-style-name="Standard">
      <style:text-properties officeooo:rsid="000d7801" officeooo:paragraph-rsid="000d7801"/>
    </style:style>
    <style:style style:name="P12" style:family="paragraph" style:parent-style-name="Standard" style:list-style-name="L7">
      <style:text-properties officeooo:rsid="000d7801" officeooo:paragraph-rsid="000d7801"/>
    </style:style>
    <style:style style:name="P13" style:family="paragraph" style:parent-style-name="Standard">
      <style:paragraph-properties fo:break-before="page"/>
      <style:text-properties officeooo:rsid="000cf732" officeooo:paragraph-rsid="000cf732"/>
    </style:style>
    <style:style style:name="T1" style:family="text">
      <style:text-properties officeooo:rsid="000bda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ompagnement SVT (18/10/2018)</text:p>
      <text:p text:style-name="P1"/>
      <text:p text:style-name="P2">Exercice 1</text:p>
      <text:p text:style-name="P2"/>
      <text:p text:style-name="P6"><text:span text:style-name="T1">Doc 1a :</text:span></text:p>
      <text:list xml:id="list3410633497644814685" text:style-name="L3">
        <text:list-item>
          <text:p text:style-name="P7"><text:span text:style-name="T1">Date de collision : 50Ma</text:span></text:p>
        </text:list-item>
        <text:list-item>
          <text:p text:style-name="P4">Collision entre deux lithosphères océaniques</text:p>
          <text:p text:style-name="P4">→ Fermeture d’un océan</text:p>
        </text:list-item>
        <text:list-item>
          <text:p text:style-name="P4">Accumulation sédiments 10Ma après le début de la collision</text:p>
          <text:p text:style-name="P4">→ élévation terrains → érosion → sédiments</text:p>
          <text:p text:style-name="P4">érosion mécanique, altération chimique</text:p>
        </text:list-item>
        <text:list-item>
          <text:p text:style-name="P4">Depuis 5Ma, accumulation sédimentaire beaucoup plus importante ← érosion intense</text:p>
        </text:list-item>
      </text:list>
      <text:p text:style-name="P3"/>
      <text:p text:style-name="P3">Doc 1b :</text:p>
      <text:list xml:id="list5763445918379348268" text:style-name="L4">
        <text:list-item>
          <text:p text:style-name="P5">Soulèvement tectonique et érosion = profils similaires</text:p>
          <text:p text:style-name="P5">→ isostasie</text:p>
          <text:p text:style-name="P5">Suite à l’érosion, diminution masse de matière reposant sur racine crustale</text:p>
          <text:p text:style-name="P5">→ réajustement</text:p>
        </text:list-item>
      </text:list>
      <text:p text:style-name="P3"/>
      <text:p text:style-name="P3">Conséquences de l’érosion :</text:p>
      <text:p text:style-name="P3"><text:tab/>Des particules vont être transportés + ou – loin → sédiments</text:p>
      <text:p text:style-name="P3"><text:tab/>Réajustement isostatique</text:p>
      <text:p text:style-name="P3"/>
      <text:p text:style-name="P3"/>
      <text:p text:style-name="P3">Exercice 3</text:p>
      <text:p text:style-name="P3"/>
      <text:p text:style-name="P8">Définitions :</text:p>
      <text:list xml:id="list5931257463412602508" text:style-name="L5">
        <text:list-item>
          <text:p text:style-name="P9">G = Géotherme continental moyen</text:p>
          <text:list>
            <text:list-item>
              <text:p text:style-name="P9">Géotherme = </text:p>
            </text:list-item>
          </text:list>
        </text:list-item>
        <text:list-item>
          <text:p text:style-name="P9">A = Solidus péridotites sèches</text:p>
          <text:list>
            <text:list-item>
              <text:p text:style-name="P9">Solidus = température de fusion partielle</text:p>
            </text:list-item>
          </text:list>
        </text:list-item>
      </text:list>
      <text:p text:style-name="P8"/>
      <text:p text:style-name="P8">Le géotherme continental ne touche pas le solidus</text:p>
      <text:p text:style-name="P8">→ Les conditions de températures qui règnent sous une croûte continentale ne permettent pas la fusion partielle de péridotites sèches</text:p>
      <text:p text:style-name="P8"/>
      <text:p text:style-name="P8">Définition :</text:p>
      <text:list xml:id="list4997085874817958519" text:style-name="L6">
        <text:list-item>
          <text:p text:style-name="P10">H = Solidus péridotites hydratées</text:p>
        </text:list-item>
      </text:list>
      <text:p text:style-name="P8"/>
      <text:p text:style-name="P8">Le géotherme continental coupe le solidus des péridotites hydratées</text:p>
      <text:p text:style-name="P8">→ La température qui règne sous une croûte permet la fusion partielle des péridotites hydratées</text:p>
      <text:p text:style-name="P8"/>
      <text:p text:style-name="P8">→ L’eau permet de baisser la température de fusion partielle des péridotites</text:p>
      <text:p text:style-name="P8"/>
      <text:p text:style-name="P8">Hydratation puis déshydratation gabbros au niveau d’une zone de subduction</text:p>
      <text:p text:style-name="P8"><text:s/>→ hydratation péridotites → fusion partielle → densité plus faible → remontée à la surface</text:p>
      <text:p text:style-name="P8"><text:tab/> → refroidissement (profondeur) / volcan (surface)</text:p>
      <text:p text:style-name="P8"/>
      <text:p text:style-name="P8"/>
      <text:p text:style-name="P13"/>
      <text:p text:style-name="P11">Géologie TS3 exercices</text:p>
      <text:p text:style-name="P11"/>
      <text:p text:style-name="P11">Sujet2 :</text:p>
      <text:list xml:id="list2251534524099916555" text:style-name="L7">
        <text:list-item>
          <text:p text:style-name="P12">Hydratation</text:p>
        </text:list-item>
        <text:list-item>
          <text:p text:style-name="P12">Déshydratation</text:p>
        </text:list-item>
        <text:list-item>
          <text:p text:style-name="P12">Magmatis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6:05:54.176000000</meta:creation-date>
    <dc:date>2018-10-18T16:56:12.547000000</dc:date>
    <meta:editing-duration>PT7M7S</meta:editing-duration>
    <meta:editing-cycles>1</meta:editing-cycles>
    <meta:document-statistic meta:table-count="0" meta:image-count="0" meta:object-count="0" meta:page-count="2" meta:paragraph-count="39" meta:word-count="244" meta:character-count="1540" meta:non-whitespace-character-count="1347"/>
    <meta:generator>LibreOffice/5.1.6.2$Windows_x86 LibreOffice_project/07ac168c60a517dba0f0d7bc7540f5afa45f0909</meta:generator>
  </office:meta>
</office:document-meta>
</file>